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3" calcext:value-type="float">
            <text:p>23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1" calcext:value-type="float">
            <text:p>2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7" calcext:value-type="float">
            <text:p>17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15" calcext:value-type="float">
            <text:p>1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7" calcext:value-type="float">
            <text:p>17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WXT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22:19:09.870604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24T22:20:30.400228705</dc:date>
    <meta:editing-duration>PT18H39M50S</meta:editing-duration>
    <meta:editing-cycles>65</meta:editing-cycles>
    <meta:generator>LibreOffice/5.1.6.2$Linux_X86_64 LibreOffice_project/10m0$Build-2</meta:generator>
    <meta:document-statistic meta:table-count="2" meta:cell-count="5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